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8.52mm"/>
    </style:style>
    <style:style style:name="co20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16.97mm"/>
    </style:style>
    <style:style style:name="co25" style:family="table-column">
      <style:table-column-properties fo:break-before="auto" style:column-width="18.33mm"/>
    </style:style>
    <style:style style:name="co26" style:family="table-column">
      <style:table-column-properties fo:break-before="auto" style:column-width="19.69mm"/>
    </style:style>
    <style:style style:name="co27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rotation-angle="47" style:rotation-align="botto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12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ext-properties fo:color="#aea79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ff66"/>
    </style:style>
    <style:style style:name="ce53" style:family="table-cell" style:parent-style-name="Default">
      <style:table-cell-properties style:rotation-angle="47" style:rotation-align="bottom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 style:data-style-name="N50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57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/>
    </style:style>
    <style:style style:name="ce59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61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62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63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64" style:family="table-cell" style:parent-style-name="Default">
      <style:text-properties fo:color="#aea79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3333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0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51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50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50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51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3" office:value-type="string" calcext:value-type="string">
            <text:p>playCounter</text:p>
          </table:table-cell>
          <table:table-cell table:style-name="ce53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2_DB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3" office:value-type="string" calcext:value-type="string">
            <text:p>playCounter</text:p>
          </table:table-cell>
          <table:table-cell table:style-name="ce53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3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3" office:value-type="string" calcext:value-type="string">
            <text:p>playCounter</text:p>
          </table:table-cell>
          <table:table-cell table:style-name="ce53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1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6" office:value-type="string" calcext:value-type="string">
            <text:p>playCounter</text:p>
          </table:table-cell>
          <table:table-cell table:style-name="ce56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0</text:p>
          </table:table-cell>
          <table:table-cell table:style-name="ce60" office:value-type="string" calcext:value-type="string">
            <text:p>2017-03-06 20:38:2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0</text:p>
          </table:table-cell>
          <table:table-cell table:style-name="ce61" office:value-type="string" calcext:value-type="string">
            <text:p>2015-04-26 11:10:53</text:p>
          </table:table-cell>
          <table:table-cell table:style-name="ce6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0</text:p>
          </table:table-cell>
          <table:table-cell table:style-name="ce63" office:value-type="string" calcext:value-type="string">
            <text:p>2012-11-15 15:15:15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3" calcext:value-type="float">
            <text:p>3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6" office:value-type="string" calcext:value-type="string">
            <text:p>playCounter</text:p>
          </table:table-cell>
          <table:table-cell table:style-name="ce56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0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0</text:p>
          </table:table-cell>
          <table:table-cell table:style-name="ce61" office:value-type="string" calcext:value-type="string">
            <text:p>2015-04-26 11:10:53</text:p>
          </table:table-cell>
          <table:table-cell table:style-name="ce6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0</text:p>
          </table:table-cell>
          <table:table-cell table:style-name="ce60" office:value-type="string" calcext:value-type="string">
            <text:p>2017-03-06 20:38:2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3" office:value-type="string" calcext:value-type="string">
            <text:p>2012-11-15 15:15:15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1" office:value-type="string" calcext:value-type="string">
            <text:p>2015-04-26 11:10:53</text:p>
          </table:table-cell>
          <table:table-cell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7" calcext:value-type="float">
            <text:p>7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56" office:value-type="string" calcext:value-type="string">
            <text:p>playCounter</text:p>
          </table:table-cell>
          <table:table-cell table:style-name="ce56" office:value-type="string" calcext:value-type="string">
            <text:p>rating</text:p>
          </table:table-cell>
          <table:table-cell table:style-name="ce53" office:value-type="string" calcext:value-type="string">
            <text:p>addedDate</text:p>
          </table:table-cell>
          <table:table-cell table:style-name="ce53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2" office:value-type="string" calcext:value-type="string">
            <text:p>2015-04-26 11:10:53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3" office:value-type="string" calcext:value-type="string">
            <text:p>2012-11-15 15:15:15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3" office:value-type="string" calcext:value-type="string">
            <text:p>2012-11-15 15:15:15</text:p>
          </table:table-cell>
          <table:table-cell table:style-name="ce6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1" office:value-type="string" calcext:value-type="string">
            <text:p>2015-04-26 11:10:53</text:p>
          </table:table-cell>
          <table:table-cell table:style-name="ce6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3" office:value-type="string" calcext:value-type="string">
            <text:p>2012-11-15 15:15:15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7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2012-11-15 15:15:15</text:p>
          </table:table-cell>
          <table:table-cell table:style-name="ce6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1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67" office:value-type="string" calcext:value-type="string">
            <text:p>playCounter</text:p>
          </table:table-cell>
          <table:table-cell table:style-name="ce67" office:value-type="string" calcext:value-type="string">
            <text:p>rating</text:p>
          </table:table-cell>
          <table:table-cell table:style-name="ce71" office:value-type="string" calcext:value-type="string">
            <text:p>addedDate</text:p>
          </table:table-cell>
          <table:table-cell table:style-name="ce71" office:value-type="string" calcext:value-type="string">
            <text:p>lastPlayed</text:p>
          </table:table-cell>
          <table:table-cell table:style-name="ce67" office:value-type="string" calcext:value-type="string">
            <text:p>playCounter</text:p>
          </table:table-cell>
          <table:table-cell table:style-name="ce53"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9" calcext:value-type="float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0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67" office:value-type="string" calcext:value-type="string">
            <text:p>playCounter</text:p>
          </table:table-cell>
          <table:table-cell table:style-name="ce67" office:value-type="string" calcext:value-type="string">
            <text:p>rating</text:p>
          </table:table-cell>
          <table:table-cell table:style-name="ce71" office:value-type="string" calcext:value-type="string">
            <text:p>addedDate</text:p>
          </table:table-cell>
          <table:table-cell table:style-name="ce71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0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53"/>
          <table:table-cell table:style-name="ce53" office:value-type="string" calcext:value-type="string">
            <text:p>artist</text:p>
          </table:table-cell>
          <table:table-cell table:style-name="ce53" office:value-type="string" calcext:value-type="string">
            <text:p>albumArtist</text:p>
          </table:table-cell>
          <table:table-cell table:style-name="ce53" office:value-type="string" calcext:value-type="string">
            <text:p>album</text:p>
          </table:table-cell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ourceFile</text:p>
          </table:table-cell>
          <table:table-cell table:style-name="ce53" office:value-type="string" calcext:value-type="string">
            <text:p>discNo</text:p>
          </table:table-cell>
          <table:table-cell table:style-name="ce53" office:value-type="string" calcext:value-type="string">
            <text:p>discTotal</text:p>
          </table:table-cell>
          <table:table-cell table:style-name="ce53" office:value-type="string" calcext:value-type="string">
            <text:p>trackNo</text:p>
          </table:table-cell>
          <table:table-cell table:style-name="ce53" office:value-type="string" calcext:value-type="string">
            <text:p>trackTotal</text:p>
          </table:table-cell>
          <table:table-cell table:style-name="ce53" office:value-type="string" calcext:value-type="string">
            <text:p>year</text:p>
          </table:table-cell>
          <table:table-cell table:style-name="ce53" office:value-type="string" calcext:value-type="string">
            <text:p>genre</text:p>
          </table:table-cell>
          <table:table-cell table:style-name="ce53" office:value-type="string" calcext:value-type="string">
            <text:p>BPM</text:p>
          </table:table-cell>
          <table:table-cell table:style-name="ce53" office:value-type="string" calcext:value-type="string">
            <text:p>nbCovers</text:p>
          </table:table-cell>
          <table:table-cell table:style-name="ce53" office:value-type="string" calcext:value-type="string">
            <text:p>comment</text:p>
          </table:table-cell>
          <table:table-cell table:style-name="ce53" office:value-type="string" calcext:value-type="string">
            <text:p>deleted</text:p>
          </table:table-cell>
          <table:table-cell table:style-name="ce53" office:value-type="string" calcext:value-type="string">
            <text:p>checkedFlag</text:p>
          </table:table-cell>
          <table:table-cell table:style-name="ce67" office:value-type="string" calcext:value-type="string">
            <text:p>playCounter</text:p>
          </table:table-cell>
          <table:table-cell table:style-name="ce67" office:value-type="string" calcext:value-type="string">
            <text:p>rating</text:p>
          </table:table-cell>
          <table:table-cell table:style-name="ce71" office:value-type="string" calcext:value-type="string">
            <text:p>addedDate</text:p>
          </table:table-cell>
          <table:table-cell table:style-name="ce71" office:value-type="string" calcext:value-type="string">
            <text:p>lastPlayed</text:p>
          </table:table-cell>
          <table:table-cell table:style-name="ce5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4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5-04-26 11:10:53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4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8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4" office:value-type="float" office:value="9" calcext:value-type="float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2015-04-26 11:10:53</text:p>
          </table:table-cell>
          <table:table-cell table:style-name="ce7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0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2012-11-15 15:15:15</text:p>
          </table:table-cell>
          <table:table-cell table:style-name="ce7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Device1_KO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20" table:number-columns-repeated="3" table:default-cell-style-name="Default"/>
        <table:table-column table:style-name="co4" table:default-cell-style-name="ce54"/>
        <table:table-column table:style-name="co20" table:number-columns-repeated="16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5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5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20" table:number-columns-repeated="3" table:default-cell-style-name="Default"/>
        <table:table-column table:style-name="co20" table:default-cell-style-name="ce5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20" table:number-columns-repeated="3" table:default-cell-style-name="Default"/>
        <table:table-column table:style-name="co20" table:default-cell-style-name="ce5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20" table:number-columns-repeated="3" table:default-cell-style-name="Default"/>
        <table:table-column table:style-name="co20" table:default-cell-style-name="ce5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20" table:number-columns-repeated="3" table:default-cell-style-name="Default"/>
        <table:table-column table:style-name="co20" table:default-cell-style-name="ce5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76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00:25:12.074202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6T00:27:51.869256221</dc:date>
    <dc:creator>Raphael </dc:creator>
    <meta:editing-duration>PT10H25M40S</meta:editing-duration>
    <meta:editing-cycles>60</meta:editing-cycles>
    <meta:document-statistic meta:table-count="32" meta:cell-count="9862" meta:object-count="0"/>
  </office:meta>
</office:document-meta>
</file>